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automatic-styles>
    <style:style style:name="co1" style:family="table-column">
      <style:table-column-properties fo:break-before="auto" style:column-width="3.5492in"/>
    </style:style>
    <style:style style:name="co2" style:family="table-column">
      <style:table-column-properties fo:break-before="auto" style:column-width="7.2583in"/>
    </style:style>
    <style:style style:name="co3" style:family="table-column">
      <style:table-column-properties fo:break-before="auto" style:column-width="5.8319in"/>
    </style:style>
    <style:style style:name="co4" style:family="table-column">
      <style:table-column-properties fo:break-before="auto" style:column-width="1.4472in"/>
    </style:style>
    <style:style style:name="co5" style:family="table-column">
      <style:table-column-properties fo:break-before="auto" style:column-width="5.028in"/>
    </style:style>
    <style:style style:name="co6" style:family="table-column">
      <style:table-column-properties fo:break-before="auto" style:column-width="1.5146in"/>
    </style:style>
    <style:style style:name="co7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1756in" fo:break-before="auto" style:use-optimal-row-height="false"/>
    </style:style>
    <style:style style:name="ro6" style:family="table-row">
      <style:table-row-properties style:row-height="0.3626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ro8" style:family="table-row">
      <style:table-row-properties style:row-height="0.4374in" fo:break-before="auto" style:use-optimal-row-height="false"/>
    </style:style>
    <style:style style:name="ro9" style:family="table-row">
      <style:table-row-properties style:row-height="0.178in" fo:break-before="auto" style:use-optimal-row-height="true"/>
    </style:style>
    <style:style style:name="ro10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99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00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fce5cd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ext-properties style:font-name="Liberation Sans"/>
    </style:style>
    <style:style style:name="ce33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 style:data-style-name="N100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7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19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top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1155cc" style:text-outline="false" style:text-line-through-style="none" style:text-line-through-type="none" style:font-name="Liberation Sans" fo:font-size="11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8" style:family="table-cell" style:parent-style-name="Default">
      <style:table-cell-properties fo:border-bottom="0.74pt solid #000000" style:diagonal-bl-tr="none" style:diagonal-tl-br="none" fo:border-left="none" fo:border-right="0.74pt solid #fce5cd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100">
      <style:table-cell-properties fo:background-color="#ffb66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00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to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border-right="0.74pt solid #00000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0.74pt solid #fce5cd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Liberation Serif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135" style:family="table-cell" style:parent-style-name="Default">
      <style:table-cell-properties fo:border-bottom="0.74pt solid #000000" fo:background-color="#fce5c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000000" fo:background-color="#ffb66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border-left="none" fo:border-right="0.74pt solid #000000" style:rotation-align="none" fo:border-top="none" style:vertical-align="top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1155cc"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1pt" fo:font-weight="normal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13"/>
        <table:table-column table:style-name="co2" table:default-cell-style-name="ce113"/>
        <table:table-column table:style-name="co3" table:default-cell-style-name="ce113"/>
        <table:table-column table:style-name="co4" table:default-cell-style-name="ce113"/>
        <table:table-column table:style-name="co5" table:default-cell-style-name="ce113"/>
        <table:table-column table:style-name="co6" table:default-cell-style-name="ce113"/>
        <table:table-column table:style-name="co7" table:number-columns-repeated="1018" table:default-cell-style-name="ce113"/>
        <table:table-row table:style-name="ro1">
          <table:table-cell table:style-name="ce99" office:value-type="string" calcext:value-type="string">
            <text:p>Mod name</text:p>
          </table:table-cell>
          <table:table-cell table:style-name="ce99" office:value-type="string" calcext:value-type="string">
            <text:p>Link to the mod page</text:p>
          </table:table-cell>
          <table:table-cell table:style-name="ce99" office:value-type="string" calcext:value-type="string">
            <text:p>Additional informations</text:p>
          </table:table-cell>
          <table:table-cell table:style-name="ce135" office:value-type="string" calcext:value-type="string">
            <text:p>Required Mods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0" office:value-type="string" calcext:value-type="string">
            <text:p>Universal English Localization for Map Mods</text:p>
          </table:table-cell>
          <table:table-cell table:style-name="ce100" office:value-type="string" calcext:value-type="string">
            <text:p><text:a xlink:href="https://truckymods.io/euro-truck-simulator-2/ui/universal-english-localization-for-map-mods" xlink:type="simple">https://truckymods.io/euro-truck-simulator-2/ui/universal-english-localization-for-map-mods</text:a></text:p>
          </table:table-cell>
          <table:table-cell table:style-name="ce100" office:value-type="string" calcext:value-type="string">
            <text:p>You may need TruckyMods account to download the mod</text:p>
          </table:table-cell>
          <table:table-cell table:style-name="ce136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Swedish Islands Map addon Wombat Edition</text:p>
          </table:table-cell>
          <table:table-cell table:style-name="ce33" office:value-type="string" calcext:value-type="string">
            <text:p><text:span text:style-name="T1"><text:a xlink:href="https://forum.scssoft.com/viewtopic.php?t=264145" xlink:type="simple">https://forum.scssoft.com/viewtopic.php?t=264145</text:a></text:span></text:p>
          </table:table-cell>
          <table:table-cell table:style-name="ce71" office:value-type="string" calcext:value-type="string">
            <text:p>Version must be 1.02, NOT 1.10</text:p>
          </table:table-cell>
          <table:table-cell table:style-name="ce13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Sud de France Map</text:p>
          </table:table-cell>
          <table:table-cell table:style-name="ce33" office:value-type="string" calcext:value-type="string">
            <text:p><text:a xlink:href="https://forum.scssoft.com/viewtopic.php?t=311290" xlink:type="simple">https://forum.scssoft.com/viewtopic.php?t=311290</text:a></text:p>
          </table:table-cell>
          <table:table-cell table:style-name="ce71"/>
          <table:table-cell table:style-name="ce137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4" office:value-type="string" calcext:value-type="string">
            <text:p>Paris Rebuild</text:p>
          </table:table-cell>
          <table:table-cell table:style-name="ce19" office:value-type="string" calcext:value-type="string">
            <text:p><text:a xlink:href="https://grimesmods.wordpress.com/2017/05/09/paris-rebuild/" xlink:type="simple">https://grimesmods.wordpress.com/2017/05/09/paris-rebuild/</text:a></text:p>
          </table:table-cell>
          <table:table-cell table:style-name="ce38" office:value-type="string" calcext:value-type="string">
            <text:p>OPTIONAL: Paris Rebuild does NOT support 1.45</text:p>
          </table:table-cell>
          <table:table-cell table:style-name="ce49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Project Caucasus CAPS Fix</text:p>
          </table:table-cell>
          <table:table-cell table:style-name="ce33" office:value-type="string" calcext:value-type="string">
            <text:p><text:a xlink:href="https://roextended.ro/forum/viewtopic.php?f=7&amp;t=1163&amp;start=260#p42682" xlink:type="simple">https://roextended.ro/forum/viewtopic.php?f=7&amp;t=1163&amp;start=260#p42682</text:a></text:p>
          </table:table-cell>
          <table:table-cell table:style-name="ce71"/>
          <table:table-cell table:style-name="ce137" office:value-type="string" calcext:value-type="string">
            <text:p>Project Caucasu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Project Caucasus</text:p>
          </table:table-cell>
          <table:table-cell table:style-name="ce33" office:value-type="string" calcext:value-type="string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71" office:value-type="string" calcext:value-type="string">
            <text:p>Replaced with unofficial fix version</text:p>
          </table:table-cell>
          <table:table-cell table:style-name="ce137" office:value-type="string" calcext:value-type="string">
            <text:p>AZGE / TGS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101" office:value-type="string" calcext:value-type="string">
            <text:p>AZGESR109RC</text:p>
          </table:table-cell>
          <table:table-cell table:style-name="ce33" office:value-type="string" calcext:value-type="string" table:number-columns-spanned="1" table:number-rows-spanned="2">
            <text:p>https://roextended.ro/forum/viewtopic.php?t=2111</text:p>
          </table:table-cell>
          <table:table-cell table:style-name="ce71" table:number-columns-spanned="1" table:number-rows-spanned="2"/>
          <table:table-cell table:style-name="ce137" office:value-type="string" calcext:value-type="string">
            <text:p>AZGE / SR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9" office:value-type="string" calcext:value-type="string">
            <text:p>AZGE add-on</text:p>
          </table:table-cell>
          <table:covered-table-cell table:style-name="ce20"/>
          <table:covered-table-cell table:style-name="ce39"/>
          <table:table-cell table:style-name="ce50" office:value-type="string" calcext:value-type="string">
            <text:p>ROEX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 EN city names</text:p>
          </table:table-cell>
          <table:table-cell table:style-name="ce46" office:value-type="string" calcext:value-type="string" table:number-columns-spanned="1" table:number-rows-spanned="3">
            <text:p><text:a xlink:href="https://roextended.ro/forum/viewtopic.php?f=16&amp;t=2321" xlink:type="simple">https://roextended.ro/forum/viewtopic.php?f=16&amp;t=2321</text:a></text:p>
          </table:table-cell>
          <table:table-cell table:style-name="ce9" table:number-columns-spanned="1" table:number-rows-spanned="3"/>
          <table:table-cell table:style-name="ce51" office:value-type="string" calcext:value-type="string">
            <text:p>ROEX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allSR109RC</text:p>
          </table:table-cell>
          <table:covered-table-cell table:style-name="ce46"/>
          <table:covered-table-cell table:style-name="ce9"/>
          <table:table-cell table:style-name="ce52" office:value-type="string" calcext:value-type="string">
            <text:p>ROEX, SR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ROEXallRM244</text:p>
          </table:table-cell>
          <table:covered-table-cell table:number-columns-repeated="2" table:style-name="ce117"/>
          <table:table-cell table:style-name="ce51" office:value-type="string" calcext:value-type="string">
            <text:p>ROEX, 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1.RoexFree145defmap</text:p>
          </table:table-cell>
          <table:table-cell table:style-name="ce23" office:value-type="string" calcext:value-type="string" table:number-columns-spanned="1" table:number-rows-spanned="5">
            <text:p><text:span text:style-name="T1"><text:a xlink:href="https://roextended.ro/free.html" xlink:type="simple">https://roextended.ro/free.html</text:a></text:span></text:p>
          </table:table-cell>
          <table:table-cell table:style-name="ce40" office:value-type="string" calcext:value-type="string" table:number-columns-spanned="1" table:number-rows-spanned="5">
            <text:p><text:span text:style-name="T4">Premium version removed due to new Mystic Moonlight policy</text:span></text:p>
            <text:p><text:span text:style-name="T4">which does not endorse paid content.</text:span></text:p>
            <text:p/>
            <text:p><text:span text:style-name="T4">Premium version is supported but we don’t recommend any paid mods.</text:span></text:p>
            <text:p><text:span text:style-name="T4">Use at own risk!</text:span></text:p>
          </table:table-cell>
          <table:table-cell table:style-name="ce53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2.RoexFree145prefab</text:p>
          </table:table-cell>
          <table:covered-table-cell table:number-columns-repeated="2" table:style-name="ce117"/>
          <table:covered-table-cell table:style-name="ce14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3.RoexFree145models1</text:p>
          </table:table-cell>
          <table:covered-table-cell table:number-columns-repeated="2" table:style-name="ce117"/>
          <table:covered-table-cell table:style-name="ce14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4.RoexFree145models2</text:p>
          </table:table-cell>
          <table:covered-table-cell table:number-columns-repeated="2" table:style-name="ce117"/>
          <table:covered-table-cell table:style-name="ce141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6" office:value-type="string" calcext:value-type="string">
            <text:p>5.RoexFree145assets</text:p>
          </table:table-cell>
          <table:covered-table-cell table:number-columns-repeated="2" table:style-name="ce119"/>
          <table:covered-table-cell table:style-name="ce142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7" office:value-type="string" calcext:value-type="string">
            <text:p>RusMap1_44_fix</text:p>
          </table:table-cell>
          <table:table-cell table:style-name="ce26" office:value-type="string" calcext:value-type="string">
            <text:p><text:span text:style-name="T2"><text:a xlink:href="http://truck-sim.club/topic/28837-novosti-proekta-rusmap/page-35#entry705918" xlink:type="simple">http://truck-sim.club/topic/28837-novosti-proekta-rusmap/page-35#entry705918</text:a></text:span></text:p>
          </table:table-cell>
          <table:table-cell table:style-name="ce41"/>
          <table:table-cell table:style-name="ce56" office:value-type="string" calcext:value-type="string">
            <text:p>RusMap</text:p>
          </table:table-cell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def</text:p>
          </table:table-cell>
          <table:table-cell table:style-name="ce58" office:value-type="string" calcext:value-type="string" table:number-columns-spanned="1" table:number-rows-spanned="4">
            <text:p><text:a xlink:href="https://roextended.ro/forum/viewtopic.php?f=7&amp;t=1064" xlink:type="simple">https://roextended.ro/forum/viewtopic.php?f=7&amp;t=1064</text:a></text:p>
          </table:table-cell>
          <table:table-cell table:style-name="ce18" table:number-columns-spanned="1" table:number-rows-spanned="4"/>
          <table:table-cell table:style-name="ce57" table:number-columns-spanned="1" table:number-rows-spanned="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ap</text:p>
          </table:table-cell>
          <table:covered-table-cell table:number-columns-repeated="2" table:style-name="ce121"/>
          <table:covered-table-cell table:style-name="ce1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odel</text:p>
          </table:table-cell>
          <table:covered-table-cell table:number-columns-repeated="2" table:style-name="ce121"/>
          <table:covered-table-cell table:style-name="ce144"/>
          <table:table-cell table:number-columns-repeated="1018"/>
          <table:table-cell table:style-name="Default" table:number-columns-repeated="2"/>
        </table:table-row>
        <table:table-row table:style-name="ro2">
          <table:table-cell table:style-name="ce8" office:value-type="string" calcext:value-type="string">
            <text:p>RusMap-model2</text:p>
          </table:table-cell>
          <table:covered-table-cell table:number-columns-repeated="2" table:style-name="ce122"/>
          <table:covered-table-cell table:style-name="ce9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Maghreb Map Def</text:p>
          </table:table-cell>
          <table:table-cell table:style-name="ce58" office:value-type="string" calcext:value-type="string" table:number-columns-spanned="1" table:number-rows-spanned="5">
            <text:p><text:a xlink:href="https://www.promods.net/viewtopic.php?t=28280" xlink:type="simple">https://www.promods.net/viewtopic.php?t=28280</text:a></text:p>
          </table:table-cell>
          <table:table-cell table:style-name="ce18" table:number-columns-spanned="1" table:number-rows-spanned="5"/>
          <table:table-cell table:style-name="ce94" table:number-columns-spanned="1" table:number-rows-spanned="5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Maghreb Map Map</text:p>
          </table:table-cell>
          <table:covered-table-cell table:style-name="ce58"/>
          <table:covered-table-cell table:style-name="ce18"/>
          <table:covered-table-cell table:style-name="ce9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Maghreb Map Model 1</text:p>
          </table:table-cell>
          <table:covered-table-cell table:style-name="ce58"/>
          <table:covered-table-cell table:style-name="ce18"/>
          <table:covered-table-cell table:style-name="ce9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Maghreb Map Model 2</text:p>
          </table:table-cell>
          <table:covered-table-cell table:style-name="ce58"/>
          <table:covered-table-cell table:style-name="ce18"/>
          <table:covered-table-cell table:style-name="ce9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Maghreb Map Model 3</text:p>
          </table:table-cell>
          <table:covered-table-cell table:style-name="ce58"/>
          <table:covered-table-cell table:style-name="ce18"/>
          <table:covered-table-cell table:style-name="ce9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Southern Region English City Names</text:p>
          </table:table-cell>
          <table:table-cell table:style-name="ce64" office:value-type="string" calcext:value-type="string">
            <text:p><text:span text:style-name="T2"><text:a xlink:href="https://truckymods.io/euro-truck-simulator-2/map-patches/southern-region-english-city-names" xlink:type="simple">https://truckymods.io/euro-truck-simulator-2/map-patches/southern-region-english-city-names</text:a></text:span></text:p>
          </table:table-cell>
          <table:table-cell table:style-name="ce18" office:value-type="string" calcext:value-type="string">
            <text:p>You may need TruckyMods account to download the mod</text:p>
          </table:table-cell>
          <table:table-cell table:style-name="ce94" office:value-type="string" calcext:value-type="string">
            <text:p>S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SRmap [Def and Map]144</text:p>
          </table:table-cell>
          <table:table-cell table:style-name="ce58" office:value-type="string" calcext:value-type="string">
            <text:p><text:a xlink:href="https://roextended.ro/forum/viewtopic.php?p=52359#p52359" xlink:type="simple">https://roextended.ro/forum/viewtopic.php?p=52359#p52359</text:a></text:p>
          </table:table-cell>
          <table:table-cell table:style-name="ce42" office:value-type="string" calcext:value-type="string">
            <text:p>Replace Def &amp; Map with this fix</text:p>
          </table:table-cell>
          <table:table-cell table:style-name="ce94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SRmap [Model1]</text:p>
          </table:table-cell>
          <table:table-cell table:style-name="ce64" office:value-type="string" calcext:value-type="string" table:number-columns-spanned="1" table:number-rows-spanned="2">
            <text:p><text:span text:style-name="T2"><text:a xlink:href="https://promods.net/viewtopic.php?f=42&amp;t=13222" xlink:type="simple">https://promods.net/viewtopic.php?f=42&amp;t=13222</text:a></text:span></text:p>
          </table:table-cell>
          <table:table-cell table:style-name="ce18" table:number-columns-spanned="1" table:number-rows-spanned="2"/>
          <table:covered-table-cell table:style-name="ce9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SRmap [Model2]</text:p>
          </table:table-cell>
          <table:covered-table-cell table:style-name="ce58"/>
          <table:covered-table-cell table:style-name="ce18"/>
          <table:covered-table-cell table:style-name="ce94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8" office:value-type="string" calcext:value-type="string">
            <text:p>SibirMap Train Connection Removed</text:p>
          </table:table-cell>
          <table:table-cell table:style-name="ce58" office:value-type="string" calcext:value-type="string">
            <text:p><text:a xlink:href="https://truckymods.io/euro-truck-simulator-2/map-patches/sibirmap-train-connection-removed" xlink:type="simple">https://truckymods.io/euro-truck-simulator-2/map-patches/sibirmap-train-connection-removed</text:a></text:p>
          </table:table-cell>
          <table:table-cell table:style-name="ce18"/>
          <table:table-cell table:style-name="ce94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ibirMap 2 Caps Fix</text:p>
          </table:table-cell>
          <table:table-cell table:style-name="ce31" office:value-type="string" calcext:value-type="string">
            <text:p><text:span text:style-name="T3"><text:a xlink:href="https://truckymods.io/euro-truck-simulator-2/map-patches/sibirmap-2-caps-fix" xlink:type="simple">https://truckymods.io/euro-truck-simulator-2/map-patches/sibirmap-2-caps-fix</text:a></text:span></text:p>
          </table:table-cell>
          <table:table-cell table:style-name="ce43" office:value-type="string" calcext:value-type="string">
            <text:p>You may need TruckyMods account to download the mod</text:p>
          </table:table-cell>
          <table:table-cell table:style-name="ce43" office:value-type="string" calcext:value-type="string">
            <text:p>SibirMap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ibirMap 2 Map&amp;Def</text:p>
          </table:table-cell>
          <table:table-cell table:style-name="ce32" office:value-type="string" calcext:value-type="string" table:number-columns-spanned="1" table:number-rows-spanned="2">
            <text:p><text:span text:style-name="T1"><text:a xlink:href="https://forum.scssoft.com/viewtopic.php?t=294703" xlink:type="simple">https://forum.scssoft.com/viewtopic.php?t=294703</text:a></text:span></text:p>
          </table:table-cell>
          <table:table-cell table:style-name="ce67" table:number-columns-spanned="1" table:number-rows-spanned="2"/>
          <table:table-cell table:style-name="ce67" table:number-columns-spanned="1" table:number-rows-spann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SibirMap 2 ModelFile</text:p>
          </table:table-cell>
          <table:covered-table-cell table:number-columns-repeated="3" table:style-name="ce67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1" office:value-type="string" calcext:value-type="string">
            <text:p>The Great Steppe English City Names</text:p>
          </table:table-cell>
          <table:table-cell table:style-name="ce34" office:value-type="string" calcext:value-type="string">
            <text:p><text:a xlink:href="https://truckymods.io/euro-truck-simulator-2/map-patches/the-great-steppe-english-city-names" xlink:type="simple">https://truckymods.io/euro-truck-simulator-2/map-patches/the-great-steppe-english-city-names</text:a></text:p>
          </table:table-cell>
          <table:table-cell table:style-name="ce8" office:value-type="string" calcext:value-type="string">
            <text:p>You may need TruckyMods account to download the mod</text:p>
          </table:table-cell>
          <table:table-cell table:style-name="ce61" office:value-type="string" calcext:value-type="string">
            <text:p>Great Steppe</text:p>
          </table:table-cell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2" office:value-type="string" calcext:value-type="string">
            <text:p>The Great Steppe - def</text:p>
          </table:table-cell>
          <table:table-cell table:style-name="ce35" office:value-type="string" calcext:value-type="string" table:number-columns-spanned="1" table:number-rows-spanned="3">
            <text:p><text:span text:style-name="T1"><text:a xlink:href="https://vk.com/@projectdobroedet-adaptaciya-karty-velikaya-step-kazahstan-k-ets2-143ispravlen" xlink:type="simple">https://vk.com/@projectdobroedet-adaptaciya-karty-velikaya-step-kazahstan-k-ets2-143ispravlen</text:a></text:span></text:p>
          </table:table-cell>
          <table:table-cell table:style-name="ce44" office:value-type="string" calcext:value-type="string" table:number-columns-spanned="1" table:number-rows-spanned="3">
            <text:p><text:span text:style-name="T5">Replaced with unofficial fix version</text:span></text:p>
            <text:p>You don't need to install model2 if RusMap is installed</text:p>
          </table:table-cell>
          <table:table-cell table:style-name="ce62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The Great Steppe - map</text:p>
          </table:table-cell>
          <table:covered-table-cell table:number-columns-repeated="3" table:style-name="ce121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The Great Steppe - model</text:p>
          </table:table-cell>
          <table:covered-table-cell table:number-columns-repeated="3" table:style-name="ce12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Itarevamp</text:p>
          </table:table-cell>
          <table:table-cell table:style-name="ce31" office:value-type="string" calcext:value-type="string">
            <text:p><text:span text:style-name="T3"><text:a xlink:href="https://forum.scssoft.com/viewtopic.php?t=308739" xlink:type="simple">https://forum.scssoft.com/viewtopic.php?t=308739</text:a></text:span></text:p>
          </table:table-cell>
          <table:table-cell table:style-name="ce67" table:number-columns-repeat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3" office:value-type="string" calcext:value-type="string">
            <text:p>Poland-Detail Adding Mod</text:p>
          </table:table-cell>
          <table:table-cell table:style-name="ce67" office:value-type="string" calcext:value-type="string">
            <text:p><text:span text:style-name="T4"><text:a xlink:href="https://forum.scssoft.com/viewtopic.php?t=256612" xlink:type="simple">https://forum.scssoft.com/viewtopic.php?t=256612</text:a></text:span></text:p>
          </table:table-cell>
          <table:table-cell table:style-name="ce67" table:number-columns-repeated="2"/>
          <table:table-cell table:number-columns-repeated="1018"/>
          <table:table-cell table:style-name="Default" table:number-columns-repeated="2"/>
        </table:table-row>
        <table:table-row table:style-name="ro1">
          <table:table-cell table:style-name="ce10" office:value-type="string" calcext:value-type="string">
            <text:p>Java Road Revolution (JRR) Def &amp; Map</text:p>
          </table:table-cell>
          <table:table-cell table:style-name="ce58" office:value-type="string" calcext:value-type="string" table:number-columns-spanned="1" table:number-rows-spanned="3">
            <text:p><text:a xlink:href="https://forum.scssoft.com/viewtopic.php?t=197204" xlink:type="simple">https://forum.scssoft.com/viewtopic.php?t=197204</text:a></text:p>
          </table:table-cell>
          <table:table-cell table:style-name="ce18" table:number-columns-spanned="1" table:number-rows-spanned="3"/>
          <table:table-cell table:style-name="ce63" table:number-columns-spanned="1" table:number-rows-spanned="3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0" office:value-type="string" calcext:value-type="string">
            <text:p>Java Road Revolution (JRR) Assets &amp; Models 1</text:p>
          </table:table-cell>
          <table:covered-table-cell table:number-columns-repeated="3" table:style-name="ce121"/>
          <table:table-cell table:number-columns-repeated="1018"/>
          <table:table-cell table:style-name="Default" table:number-columns-repeated="2"/>
        </table:table-row>
        <table:table-row table:style-name="ro3">
          <table:table-cell table:style-name="ce10" office:value-type="string" calcext:value-type="string">
            <text:p>Java Road Revolution (JRR) Assets &amp; Models 2</text:p>
          </table:table-cell>
          <table:covered-table-cell table:number-columns-repeated="3" table:style-name="ce122"/>
          <table:table-cell table:number-columns-repeated="1018"/>
          <table:table-cell table:style-name="Default" table:number-columns-repeated="2"/>
        </table:table-row>
        <table:table-row table:style-name="ro4">
          <table:table-cell table:style-name="ce14" office:value-type="string" calcext:value-type="string" table:number-columns-spanned="2" table:number-rows-spanned="1">
            <text:p>Starlight Adventurer’s Combo 2 (Pseudo Paradise)</text:p>
          </table:table-cell>
          <table:covered-table-cell table:style-name="ce128"/>
          <table:table-cell table:style-name="ce45" office:value-type="string" calcext:value-type="string" table:number-columns-spanned="2" table:number-rows-spanned="1">
            <text:p>Last updated on Aug 9, 2022 (v2.0-prerelease3)</text:p>
          </table:table-cell>
          <table:covered-table-cell table:style-name="ce93"/>
          <table:table-cell table:number-columns-repeated="1018"/>
          <table:table-cell table:style-name="Default" table:number-columns-repeated="2"/>
        </table:table-row>
        <table:table-row table:style-name="ro3" table:number-rows-repeated="4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5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3" table:number-rows-repeated="3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6">
          <table:table-cell table:style-name="ce111" table:number-columns-repeated="4"/>
          <table:table-cell table:number-columns-repeated="1018"/>
          <table:table-cell table:style-name="Default" table:number-columns-repeated="2"/>
        </table:table-row>
        <table:table-row table:style-name="ro3" table:number-rows-repeated="2">
          <table:table-cell table:style-name="ce111" table:number-columns-repeated="5"/>
          <table:table-cell table:number-columns-repeated="1019"/>
        </table:table-row>
        <table:table-row table:style-name="ro7">
          <table:table-cell table:style-name="ce111" table:number-columns-repeated="5"/>
          <table:table-cell table:number-columns-repeated="1019"/>
        </table:table-row>
        <table:table-row table:style-name="ro3" table:number-rows-repeated="3">
          <table:table-cell table:style-name="ce111" table:number-columns-repeated="5"/>
          <table:table-cell table:number-columns-repeated="1019"/>
        </table:table-row>
        <table:table-row table:style-name="ro1" table:number-rows-repeated="45">
          <table:table-cell table:style-name="ce111" table:number-columns-repeated="5"/>
          <table:table-cell table:number-columns-repeated="1019"/>
        </table:table-row>
        <table:table-row table:style-name="ro8">
          <table:table-cell table:style-name="ce111" table:number-columns-repeated="5"/>
          <table:table-cell table:number-columns-repeated="1019"/>
        </table:table-row>
        <table:table-row table:style-name="ro1" table:number-rows-repeated="92">
          <table:table-cell table:style-name="ce111" table:number-columns-repeated="5"/>
          <table:table-cell table:number-columns-repeated="1019"/>
        </table:table-row>
        <table:table-row table:style-name="ro1" table:number-rows-repeated="9">
          <table:table-cell table:style-name="ce112" table:number-columns-repeated="4"/>
          <table:table-cell table:style-name="ce111"/>
          <table:table-cell table:number-columns-repeated="1019"/>
        </table:table-row>
        <table:table-row table:style-name="ro1" table:number-rows-repeated="122">
          <table:table-cell table:style-name="ce112" table:number-columns-repeated="5"/>
          <table:table-cell table:number-columns-repeated="1019"/>
        </table:table-row>
        <table:table-row table:style-name="ro1" table:number-rows-repeated="9">
          <table:table-cell table:number-columns-repeated="4"/>
          <table:table-cell table:style-name="ce112"/>
          <table:table-cell table:number-columns-repeated="1019"/>
        </table:table-row>
        <table:table-row table:style-name="ro9" table:number-rows-repeated="52">
          <table:table-cell table:number-columns-repeated="1024"/>
        </table:table-row>
        <table:table-row table:style-name="ro10" table:number-rows-repeated="1048185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ora" svg:font-family="Lor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heet1" style:display-name="PageStyle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2-08-08T19:35:13.695000000</dc:date>
    <meta:editing-duration>PT9H36M24S</meta:editing-duration>
    <meta:editing-cycles>50</meta:editing-cycles>
    <meta:document-statistic meta:table-count="1" meta:cell-count="94" meta:object-count="0"/>
  </office:meta>
</office:document-meta>
</file>